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993cm" style:rel-column-width="11539*"/>
    </style:style>
    <style:style style:name="Table1.B" style:family="table-column">
      <style:table-column-properties style:column-width="14.007cm" style:rel-column-width="53996*"/>
    </style:style>
    <style:style style:name="Table1.1" style:family="table-row">
      <style:table-row-properties fo:background-color="#eeeeee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97cm" fo:border-left="0.5pt solid #b2b2b2" fo:border-right="none" fo:border-top="0.5pt solid #b2b2b2" fo:border-bottom="none" style:writing-mode="page">
        <style:background-image/>
      </style:table-cell-properties>
    </style:style>
    <style:style style:name="Table1.B1" style:family="table-cell">
      <style:table-cell-properties style:vertical-align="middle" fo:background-color="#eeeeee" fo:padding="0.097cm" fo:border-left="0.5pt solid #b2b2b2" fo:border-right="0.5pt solid #b2b2b2" fo:border-top="0.5pt solid #b2b2b2" fo:border-bottom="none" style:writing-mode="page">
        <style:background-image/>
      </style:table-cell-properties>
    </style:style>
    <style:style style:name="Table1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4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4.A" style:family="table-column">
      <style:table-column-properties style:column-width="2.993cm" style:rel-column-width="11539*"/>
    </style:style>
    <style:style style:name="Tabela4.B" style:family="table-column">
      <style:table-column-properties style:column-width="14.007cm" style:rel-column-width="53996*"/>
    </style:style>
    <style:style style:name="Tabela4.1" style:family="table-row">
      <style:table-row-properties fo:background-color="#eeeeee" fo:keep-together="auto">
        <style:background-image/>
      </style:table-row-properties>
    </style:style>
    <style:style style:name="Tabela4.A1" style:family="table-cell">
      <style:table-cell-properties style:vertical-align="middle" fo:background-color="#cccccc" fo:padding="0.097cm" fo:border-left="0.5pt solid #b2b2b2" fo:border-right="none" fo:border-top="0.5pt solid #b2b2b2" fo:border-bottom="none" style:writing-mode="page">
        <style:background-image/>
      </style:table-cell-properties>
    </style:style>
    <style:style style:name="Tabela4.B1" style:family="table-cell">
      <style:table-cell-properties style:vertical-align="middle" fo:background-color="#eeeeee" fo:padding="0.097cm" fo:border-left="0.5pt solid #b2b2b2" fo:border-right="0.5pt solid #b2b2b2" fo:border-top="0.5pt solid #b2b2b2" fo:border-bottom="none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4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5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5.A" style:family="table-column">
      <style:table-column-properties style:column-width="2.993cm" style:rel-column-width="11539*"/>
    </style:style>
    <style:style style:name="Tabela5.B" style:family="table-column">
      <style:table-column-properties style:column-width="14.007cm" style:rel-column-width="53996*"/>
    </style:style>
    <style:style style:name="Tabela5.1" style:family="table-row">
      <style:table-row-properties fo:background-color="#eeeeee" fo:keep-together="auto">
        <style:background-image/>
      </style:table-row-properties>
    </style:style>
    <style:style style:name="Tabela5.A1" style:family="table-cell">
      <style:table-cell-properties style:vertical-align="middle" fo:background-color="#cccccc" fo:padding="0.097cm" fo:border-left="0.5pt solid #b2b2b2" fo:border-right="none" fo:border-top="0.5pt solid #b2b2b2" fo:border-bottom="none" style:writing-mode="page">
        <style:background-image/>
      </style:table-cell-properties>
    </style:style>
    <style:style style:name="Tabela5.B1" style:family="table-cell">
      <style:table-cell-properties style:vertical-align="middle" fo:background-color="#eeeeee" fo:padding="0.097cm" fo:border-left="0.5pt solid #b2b2b2" fo:border-right="0.5pt solid #b2b2b2" fo:border-top="0.5pt solid #b2b2b2" fo:border-bottom="none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5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6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6.A" style:family="table-column">
      <style:table-column-properties style:column-width="2.993cm" style:rel-column-width="11539*"/>
    </style:style>
    <style:style style:name="Tabela6.B" style:family="table-column">
      <style:table-column-properties style:column-width="14.007cm" style:rel-column-width="53996*"/>
    </style:style>
    <style:style style:name="Tabela6.1" style:family="table-row">
      <style:table-row-properties fo:background-color="#eeeeee" fo:keep-together="auto">
        <style:background-image/>
      </style:table-row-properties>
    </style:style>
    <style:style style:name="Tabela6.A1" style:family="table-cell">
      <style:table-cell-properties style:vertical-align="middle" fo:background-color="#cccccc" fo:padding="0.097cm" fo:border-left="0.5pt solid #b2b2b2" fo:border-right="none" fo:border-top="0.5pt solid #b2b2b2" fo:border-bottom="none" style:writing-mode="page">
        <style:background-image/>
      </style:table-cell-properties>
    </style:style>
    <style:style style:name="Tabela6.B1" style:family="table-cell">
      <style:table-cell-properties style:vertical-align="middle" fo:background-color="#eeeeee" fo:padding="0.097cm" fo:border-left="0.5pt solid #b2b2b2" fo:border-right="0.5pt solid #b2b2b2" fo:border-top="0.5pt solid #b2b2b2" fo:border-bottom="none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6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7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7.A" style:family="table-column">
      <style:table-column-properties style:column-width="2.993cm" style:rel-column-width="11539*"/>
    </style:style>
    <style:style style:name="Tabela7.B" style:family="table-column">
      <style:table-column-properties style:column-width="14.007cm" style:rel-column-width="53996*"/>
    </style:style>
    <style:style style:name="Tabela7.1" style:family="table-row">
      <style:table-row-properties fo:background-color="#eeeeee" fo:keep-together="auto">
        <style:background-image/>
      </style:table-row-properties>
    </style:style>
    <style:style style:name="Tabela7.A1" style:family="table-cell">
      <style:table-cell-properties style:vertical-align="middle" fo:background-color="#cccccc" fo:padding="0.097cm" fo:border-left="0.5pt solid #b2b2b2" fo:border-right="none" fo:border-top="0.5pt solid #b2b2b2" fo:border-bottom="none" style:writing-mode="page">
        <style:background-image/>
      </style:table-cell-properties>
    </style:style>
    <style:style style:name="Tabela7.B1" style:family="table-cell">
      <style:table-cell-properties style:vertical-align="middle" fo:background-color="#eeeeee" fo:padding="0.097cm" fo:border-left="0.5pt solid #b2b2b2" fo:border-right="0.5pt solid #b2b2b2" fo:border-top="0.5pt solid #b2b2b2" fo:border-bottom="none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7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8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8.A" style:family="table-column">
      <style:table-column-properties style:column-width="2.993cm" style:rel-column-width="11539*"/>
    </style:style>
    <style:style style:name="Tabela8.B" style:family="table-column">
      <style:table-column-properties style:column-width="14.007cm" style:rel-column-width="53996*"/>
    </style:style>
    <style:style style:name="Tabela8.1" style:family="table-row">
      <style:table-row-properties fo:background-color="#eeeeee" fo:keep-together="auto">
        <style:background-image/>
      </style:table-row-properties>
    </style:style>
    <style:style style:name="Tabela8.A1" style:family="table-cell">
      <style:table-cell-properties style:vertical-align="middle" fo:background-color="#cccccc" fo:padding="0.097cm" fo:border-left="0.5pt solid #b2b2b2" fo:border-right="none" fo:border-top="0.5pt solid #b2b2b2" fo:border-bottom="none" style:writing-mode="page">
        <style:background-image/>
      </style:table-cell-properties>
    </style:style>
    <style:style style:name="Tabela8.B1" style:family="table-cell">
      <style:table-cell-properties style:vertical-align="middle" fo:background-color="#eeeeee" fo:padding="0.097cm" fo:border-left="0.5pt solid #b2b2b2" fo:border-right="0.5pt solid #b2b2b2" fo:border-top="0.5pt solid #b2b2b2" fo:border-bottom="none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8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9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9.A" style:family="table-column">
      <style:table-column-properties style:column-width="2.993cm" style:rel-column-width="11539*"/>
    </style:style>
    <style:style style:name="Tabela9.B" style:family="table-column">
      <style:table-column-properties style:column-width="14.007cm" style:rel-column-width="53996*"/>
    </style:style>
    <style:style style:name="Tabela9.1" style:family="table-row">
      <style:table-row-properties fo:background-color="#eeeeee" fo:keep-together="auto">
        <style:background-image/>
      </style:table-row-properties>
    </style:style>
    <style:style style:name="Tabela9.A1" style:family="table-cell">
      <style:table-cell-properties style:vertical-align="middle" fo:background-color="#cccccc" fo:padding="0.097cm" fo:border-left="0.5pt solid #b2b2b2" fo:border-right="none" fo:border-top="0.5pt solid #b2b2b2" fo:border-bottom="none" style:writing-mode="page">
        <style:background-image/>
      </style:table-cell-properties>
    </style:style>
    <style:style style:name="Tabela9.B1" style:family="table-cell">
      <style:table-cell-properties style:vertical-align="middle" fo:background-color="#eeeeee" fo:padding="0.097cm" fo:border-left="0.5pt solid #b2b2b2" fo:border-right="0.5pt solid #b2b2b2" fo:border-top="0.5pt solid #b2b2b2" fo:border-bottom="none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9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0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0.A" style:family="table-column">
      <style:table-column-properties style:column-width="2.993cm" style:rel-column-width="11539*"/>
    </style:style>
    <style:style style:name="Tabela10.B" style:family="table-column">
      <style:table-column-properties style:column-width="14.007cm" style:rel-column-width="53996*"/>
    </style:style>
    <style:style style:name="Tabela10.1" style:family="table-row">
      <style:table-row-properties fo:background-color="#eeeeee" fo:keep-together="auto">
        <style:background-image/>
      </style:table-row-properties>
    </style:style>
    <style:style style:name="Tabela10.A1" style:family="table-cell">
      <style:table-cell-properties style:vertical-align="middle" fo:background-color="#cccccc" fo:padding="0.097cm" fo:border-left="0.5pt solid #b2b2b2" fo:border-right="none" fo:border-top="0.5pt solid #b2b2b2" fo:border-bottom="none" style:writing-mode="page">
        <style:background-image/>
      </style:table-cell-properties>
    </style:style>
    <style:style style:name="Tabela10.B1" style:family="table-cell">
      <style:table-cell-properties style:vertical-align="middle" fo:background-color="#eeeeee" fo:padding="0.097cm" fo:border-left="0.5pt solid #b2b2b2" fo:border-right="0.5pt solid #b2b2b2" fo:border-top="0.5pt solid #b2b2b2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0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1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1.A" style:family="table-column">
      <style:table-column-properties style:column-width="2.993cm" style:rel-column-width="11539*"/>
    </style:style>
    <style:style style:name="Tabela11.B" style:family="table-column">
      <style:table-column-properties style:column-width="14.007cm" style:rel-column-width="53996*"/>
    </style:style>
    <style:style style:name="Tabela11.1" style:family="table-row">
      <style:table-row-properties fo:background-color="#eeeeee" fo:keep-together="auto">
        <style:background-image/>
      </style:table-row-properties>
    </style:style>
    <style:style style:name="Tabela11.A1" style:family="table-cell">
      <style:table-cell-properties style:vertical-align="middle" fo:background-color="#cccccc" fo:padding="0.097cm" fo:border-left="0.5pt solid #b2b2b2" fo:border-right="none" fo:border-top="0.5pt solid #b2b2b2" fo:border-bottom="none" style:writing-mode="page">
        <style:background-image/>
      </style:table-cell-properties>
    </style:style>
    <style:style style:name="Tabela11.B1" style:family="table-cell">
      <style:table-cell-properties style:vertical-align="middle" fo:background-color="#eeeeee" fo:padding="0.097cm" fo:border-left="0.5pt solid #b2b2b2" fo:border-right="0.5pt solid #b2b2b2" fo:border-top="0.5pt solid #b2b2b2" fo:border-bottom="none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1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P1" style:family="paragraph" style:parent-style-name="Autor_20_Cabeçalho">
      <style:text-properties officeooo:rsid="002190a1" officeooo:paragraph-rsid="002190a1"/>
    </style:style>
    <style:style style:name="P2" style:family="paragraph" style:parent-style-name="Corpo">
      <style:text-properties officeooo:paragraph-rsid="00355304"/>
    </style:style>
    <style:style style:name="P3" style:family="paragraph" style:parent-style-name="Corpo">
      <style:text-properties officeooo:paragraph-rsid="004e8feb"/>
    </style:style>
    <style:style style:name="P4" style:family="paragraph" style:parent-style-name="Corpo">
      <style:text-properties officeooo:paragraph-rsid="0050c630"/>
    </style:style>
    <style:style style:name="P5" style:family="paragraph" style:parent-style-name="Corpo">
      <style:text-properties officeooo:rsid="005f2511" officeooo:paragraph-rsid="005f2511"/>
    </style:style>
    <style:style style:name="P6" style:family="paragraph" style:parent-style-name="Corpo">
      <style:text-properties officeooo:rsid="005f2511" officeooo:paragraph-rsid="00605797"/>
    </style:style>
    <style:style style:name="P7" style:family="paragraph" style:parent-style-name="Corpo">
      <style:text-properties officeooo:rsid="005f2511" officeooo:paragraph-rsid="0060a756"/>
    </style:style>
    <style:style style:name="P8" style:family="paragraph" style:parent-style-name="Corpo">
      <style:text-properties officeooo:paragraph-rsid="0060a756"/>
    </style:style>
    <style:style style:name="P9" style:family="paragraph" style:parent-style-name="Corpo">
      <style:text-properties officeooo:paragraph-rsid="0063d5df"/>
    </style:style>
    <style:style style:name="P10" style:family="paragraph" style:parent-style-name="Corpo">
      <style:text-properties officeooo:paragraph-rsid="00651bc1"/>
    </style:style>
    <style:style style:name="P11" style:family="paragraph" style:parent-style-name="Corpo">
      <style:text-properties officeooo:paragraph-rsid="00655124"/>
    </style:style>
    <style:style style:name="P12" style:family="paragraph" style:parent-style-name="Corpo">
      <style:text-properties officeooo:paragraph-rsid="0067c599"/>
    </style:style>
    <style:style style:name="P13" style:family="paragraph" style:parent-style-name="Corpo">
      <style:text-properties officeooo:paragraph-rsid="00730354"/>
    </style:style>
    <style:style style:name="P14" style:family="paragraph" style:parent-style-name="Corpo">
      <style:text-properties officeooo:paragraph-rsid="00796286"/>
    </style:style>
    <style:style style:name="P15" style:family="paragraph" style:parent-style-name="Corpo">
      <style:text-properties officeooo:paragraph-rsid="007ca57b"/>
    </style:style>
    <style:style style:name="P16" style:family="paragraph" style:parent-style-name="Table_20_Contents">
      <style:paragraph-properties fo:margin-top="0cm" fo:margin-bottom="0cm" loext:contextual-spacing="false" fo:line-height="150%"/>
    </style:style>
    <style:style style:name="P17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officeooo:paragraph-rsid="0050cd3d"/>
    </style:style>
    <style:style style:name="P18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officeooo:paragraph-rsid="005247f9"/>
    </style:style>
    <style:style style:name="P19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officeooo:paragraph-rsid="00730354"/>
    </style:style>
    <style:style style:name="P20" style:family="paragraph" style:parent-style-name="Table_20_Contents">
      <style:paragraph-properties fo:margin-top="0cm" fo:margin-bottom="0cm" loext:contextual-spacing="false" fo:line-height="150%"/>
      <style:text-properties officeooo:paragraph-rsid="0050cd3d"/>
    </style:style>
    <style:style style:name="P21" style:family="paragraph" style:parent-style-name="Table_20_Contents">
      <style:paragraph-properties fo:margin-top="0cm" fo:margin-bottom="0cm" loext:contextual-spacing="false" fo:line-height="150%"/>
      <style:text-properties officeooo:paragraph-rsid="00730354"/>
    </style:style>
    <style:style style:name="P22" style:family="paragraph" style:parent-style-name="Table_20_Contents">
      <style:paragraph-properties fo:margin-top="0cm" fo:margin-bottom="0cm" loext:contextual-spacing="false" fo:line-height="150%"/>
      <style:text-properties officeooo:paragraph-rsid="00779f1f"/>
    </style:style>
    <style:style style:name="P2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02f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c7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c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e0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7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d77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8f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684c" officeooo:paragraph-rsid="003768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Heading">
      <style:paragraph-properties fo:text-align="start" style:justify-single-word="false"/>
    </style:style>
    <style:style style:name="P33" style:family="paragraph" style:parent-style-name="Table_20_Heading">
      <style:paragraph-properties fo:text-align="start" style:justify-single-word="false"/>
      <style:text-properties officeooo:paragraph-rsid="0042a62d"/>
    </style:style>
    <style:style style:name="P34" style:family="paragraph" style:parent-style-name="Table_20_Heading">
      <style:paragraph-properties fo:text-align="start" style:justify-single-word="false"/>
      <style:text-properties officeooo:paragraph-rsid="0045cbda"/>
    </style:style>
    <style:style style:name="P35" style:family="paragraph" style:parent-style-name="Table_20_Heading">
      <style:paragraph-properties fo:text-align="start" style:justify-single-word="false"/>
      <style:text-properties officeooo:paragraph-rsid="0052a73e"/>
    </style:style>
    <style:style style:name="P36" style:family="paragraph" style:parent-style-name="Título_20_Seção">
      <style:paragraph-properties fo:break-before="page"/>
    </style:style>
    <style:style style:name="P37" style:family="paragraph" style:parent-style-name="Título_20_Seção">
      <style:paragraph-properties fo:break-before="page"/>
      <style:text-properties officeooo:rsid="004e8feb" officeooo:paragraph-rsid="004e8feb"/>
    </style:style>
    <style:style style:name="P38" style:family="paragraph" style:parent-style-name="Título_20_Seção">
      <style:paragraph-properties fo:break-before="page"/>
      <style:text-properties officeooo:paragraph-rsid="0071d7b2"/>
    </style:style>
    <style:style style:name="P39" style:family="paragraph" style:parent-style-name="Título_20_do_20_relatório">
      <style:text-properties officeooo:paragraph-rsid="001fc5ff"/>
    </style:style>
    <style:style style:name="P40" style:family="paragraph" style:parent-style-name="Corpo">
      <style:text-properties officeooo:paragraph-rsid="008123a3"/>
    </style:style>
    <style:style style:name="P41" style:family="paragraph" style:parent-style-name="Standard">
      <style:paragraph-properties fo:text-align="center" style:justify-single-word="false"/>
      <style:text-properties officeooo:paragraph-rsid="008123a3"/>
    </style:style>
    <style:style style:name="P42" style:family="paragraph" style:parent-style-name="Standard">
      <style:text-properties officeooo:paragraph-rsid="008123a3"/>
    </style:style>
    <style:style style:name="P43" style:family="paragraph" style:parent-style-name="Table_20_Heading">
      <style:paragraph-properties fo:text-align="start" style:justify-single-word="false"/>
      <style:text-properties officeooo:paragraph-rsid="008123a3"/>
    </style:style>
    <style:style style:name="P4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12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8123a3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71cbf" officeooo:paragraph-rsid="008123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ítulo_20_Seção">
      <style:text-properties fo:text-transform="uppercase" fo:color="#000000" fo:font-weight="bold" officeooo:rsid="002f888f" officeooo:paragraph-rsid="008123a3" fo:background-color="#cccccc"/>
    </style:style>
    <style:style style:name="P49" style:family="paragraph" style:parent-style-name="Título_20_Seção">
      <style:text-properties officeooo:paragraph-rsid="008123a3"/>
    </style:style>
    <style:style style:name="P50" style:family="paragraph">
      <style:paragraph-properties fo:margin-left="0.4cm" fo:margin-right="0cm" fo:margin-top="0.6cm" fo:margin-bottom="0.199cm" fo:text-indent="0cm"/>
    </style:style>
    <style:style style:name="P51" style:family="paragraph">
      <style:paragraph-properties fo:margin-left="0.4cm" fo:margin-right="0cm" fo:margin-top="0.201cm" fo:margin-bottom="0.201cm" fo:text-indent="0cm"/>
    </style:style>
    <style:style style:name="P52" style:family="paragraph">
      <loext:graphic-properties draw:fill="solid" draw:fill-color="#eeeeee"/>
      <style:paragraph-properties fo:margin-left="0.4cm" fo:margin-right="0cm" fo:margin-top="0.6cm" fo:margin-bottom="0.199cm" fo:text-indent="0cm" style:writing-mode="lr-tb"/>
    </style:style>
    <style:style style:name="T1" style:family="text">
      <style:text-properties officeooo:rsid="002190a1"/>
    </style:style>
    <style:style style:name="T2" style:family="text">
      <style:text-properties fo:text-transform="uppercase" fo:color="#000000" fo:font-weight="bold" fo:background-color="#cccccc" loext:char-shading-value="0"/>
    </style:style>
    <style:style style:name="T3" style:family="text">
      <style:text-properties fo:text-transform="uppercase" fo:color="#000000" fo:font-weight="bold" officeooo:rsid="002f888f" fo:background-color="#cccccc" loext:char-shading-value="0"/>
    </style:style>
    <style:style style:name="T4" style:family="text">
      <style:text-properties fo:text-transform="uppercase" fo:color="#000000" fo:font-weight="bold" officeooo:rsid="0071d7b2" fo:background-color="#cccccc" loext:char-shading-value="0"/>
    </style:style>
    <style:style style:name="T5" style:family="text">
      <style:text-properties fo:text-transform="uppercase" fo:color="#000000" style:font-name="Liberation Serif1" fo:font-weight="bold" officeooo:rsid="00874723" fo:background-color="#cccccc" loext:char-shading-value="0"/>
    </style:style>
    <style:style style:name="T6" style:family="text">
      <style:text-properties fo:text-transform="uppercase" fo:color="#000000" style:font-name="Liberation Serif1" fo:font-weight="bold" officeooo:rsid="008a516d" fo:background-color="#cccccc" loext:char-shading-value="0"/>
    </style:style>
    <style:style style:name="T7" style:family="text">
      <style:text-properties officeooo:rsid="00355304"/>
    </style:style>
    <style:style style:name="T8" style:family="text">
      <style:text-properties fo:color="#3465a4" fo:font-size="9pt" style:font-size-asian="9pt" style:font-size-complex="9pt"/>
    </style:style>
    <style:style style:name="T9" style:family="text">
      <style:text-properties fo:color="#3465a4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3465a4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1" style:family="text">
      <style:text-properties fo:color="#3465a4" style:text-outline="false" style:text-line-through-style="none" style:text-line-through-type="none" fo:font-size="9pt" fo:font-style="normal" fo:text-shadow="none" style:text-underline-style="none" fo:font-weight="normal" officeooo:rsid="00971c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45cb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47709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971c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9d6474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a03b2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b53e3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officeooo:rsid="00971c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officeooo:rsid="0052a73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officeooo:rsid="009d6474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officeooo:rsid="00a60ff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officeooo:rsid="00b53e3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officeooo:rsid="00bcba4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erif1" fo:font-size="9pt" fo:font-style="normal" fo:text-shadow="none" style:text-underline-style="none" fo:font-weight="normal" officeooo:rsid="008a516d" fo:background-color="transparent" loext:char-shading-value="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7" style:family="text">
      <style:text-properties fo:color="#000000" style:font-name="Liberation Serif1" officeooo:rsid="00502646" fo:background-color="transparent" loext:char-shading-value="0"/>
    </style:style>
    <style:style style:name="T28" style:family="text">
      <style:text-properties fo:color="#000000" style:font-name="Liberation Serif1" officeooo:rsid="00730354" fo:background-color="transparent" loext:char-shading-value="0"/>
    </style:style>
    <style:style style:name="T29" style:family="text">
      <style:text-properties fo:color="#000000" style:font-name="Liberation Serif1" officeooo:rsid="00800cb7" fo:background-color="transparent" loext:char-shading-value="0"/>
    </style:style>
    <style:style style:name="T30" style:family="text">
      <style:text-properties fo:color="#000000" style:font-name="Liberation Serif1" officeooo:rsid="0085acc6" fo:background-color="transparent" loext:char-shading-value="0"/>
    </style:style>
    <style:style style:name="T31" style:family="text">
      <style:text-properties fo:color="#000000" style:font-name="Liberation Serif1" officeooo:rsid="008a516d" fo:background-color="transparent" loext:char-shading-value="0"/>
    </style:style>
    <style:style style:name="T32" style:family="text">
      <style:text-properties fo:color="#000000" style:font-name="Liberation Serif1" officeooo:rsid="008cd451" fo:background-color="transparent" loext:char-shading-value="0"/>
    </style:style>
    <style:style style:name="T33" style:family="text">
      <style:text-properties fo:color="#000000" style:font-name="Liberation Serif1" officeooo:rsid="008e8096" fo:background-color="transparent" loext:char-shading-value="0"/>
    </style:style>
    <style:style style:name="T34" style:family="text">
      <style:text-properties fo:color="#000000" style:font-name="Liberation Serif1" officeooo:rsid="00905c4e" fo:background-color="transparent" loext:char-shading-value="0"/>
    </style:style>
    <style:style style:name="T35" style:family="text">
      <style:text-properties fo:color="#000000" style:font-name="Liberation Serif1" officeooo:rsid="00b2ecec" fo:background-color="transparent" loext:char-shading-value="0"/>
    </style:style>
    <style:style style:name="T36" style:family="text">
      <style:text-properties fo:color="#000000" style:font-name="Liberation Serif1" officeooo:rsid="00b53e3a" fo:background-color="transparent" loext:char-shading-value="0"/>
    </style:style>
    <style:style style:name="T37" style:family="text">
      <style:text-properties fo:color="#000000" style:font-name="Liberation Serif1" fo:font-style="normal" style:text-underline-style="none" officeooo:rsid="0067c599" fo:background-color="transparent" loext:char-shading-value="0" style:font-style-asian="normal" style:font-style-complex="normal"/>
    </style:style>
    <style:style style:name="T38" style:family="text">
      <style:text-properties fo:color="#000000" style:font-name="Liberation Serif1" fo:font-style="normal" style:text-underline-style="none" officeooo:rsid="00692737" fo:background-color="transparent" loext:char-shading-value="0" style:font-style-asian="normal" style:font-style-complex="normal"/>
    </style:style>
    <style:style style:name="T39" style:family="text">
      <style:text-properties fo:color="#000000" style:font-name="Liberation Serif1" fo:font-weight="normal" officeooo:rsid="00b2ecec" fo:background-color="transparent" loext:char-shading-value="0" style:font-weight-asian="normal" style:font-weight-complex="normal"/>
    </style:style>
    <style:style style:name="T40" style:family="text">
      <style:text-properties fo:color="#000000" officeooo:rsid="005b2158"/>
    </style:style>
    <style:style style:name="T41" style:family="text">
      <style:text-properties fo:color="#000000" officeooo:rsid="005cccb4"/>
    </style:style>
    <style:style style:name="T42" style:family="text">
      <style:text-properties fo:color="#000000" officeooo:rsid="005e277a"/>
    </style:style>
    <style:style style:name="T43" style:family="text">
      <style:text-properties fo:color="#000000" fo:font-weight="bold" officeooo:rsid="005b2158" style:font-weight-asian="bold" style:font-weight-complex="bold"/>
    </style:style>
    <style:style style:name="T44" style:family="text">
      <style:text-properties fo:color="#000000" fo:font-weight="bold" officeooo:rsid="005e277a" style:font-weight-asian="bold" style:font-weight-complex="bold"/>
    </style:style>
    <style:style style:name="T45" style:family="text">
      <style:text-properties fo:color="#000000" fo:font-style="italic" officeooo:rsid="005b2158" style:font-style-asian="italic" style:font-style-complex="italic"/>
    </style:style>
    <style:style style:name="T46" style:family="text">
      <style:text-properties fo:color="#000000" fo:font-style="italic" officeooo:rsid="005ed6c8" style:font-style-asian="italic" style:font-style-complex="italic"/>
    </style:style>
    <style:style style:name="T47" style:family="text">
      <style:text-properties fo:color="#000000" fo:font-style="italic" officeooo:rsid="0065acad" style:font-style-asian="italic" style:font-style-complex="italic"/>
    </style:style>
    <style:style style:name="T48" style:family="text">
      <style:text-properties fo:color="#000000" officeooo:rsid="005ed6c8"/>
    </style:style>
    <style:style style:name="T49" style:family="text">
      <style:text-properties fo:color="#000000" style:font-name="Liberation Mono" fo:font-size="10pt" style:text-underline-style="none" fo:font-weight="bold" officeooo:rsid="006269ce" fo:background-color="#dddddd" loext:char-shading-value="0" style:font-weight-asian="bold" style:font-weight-complex="bold"/>
    </style:style>
    <style:style style:name="T50" style:family="text">
      <style:text-properties fo:color="#000000" style:font-name="Liberation Mono" fo:font-size="10pt" style:text-underline-style="none" fo:font-weight="bold" officeooo:rsid="00651bc1" fo:background-color="#dddddd" loext:char-shading-value="0" style:font-weight-asian="bold" style:font-weight-complex="bold"/>
    </style:style>
    <style:style style:name="T51" style:family="text">
      <style:text-properties fo:color="#000000" style:font-name="Liberation Mono" fo:font-size="10pt" style:text-underline-style="none" fo:font-weight="normal" officeooo:rsid="006269ce" fo:background-color="#dddddd" loext:char-shading-value="0" style:font-weight-asian="normal" style:font-weight-complex="normal"/>
    </style:style>
    <style:style style:name="T52" style:family="text">
      <style:text-properties fo:color="#000000" style:font-name="Liberation Mono" fo:font-size="10pt" style:text-underline-style="solid" style:text-underline-width="bold" style:text-underline-color="#158466" fo:font-weight="normal" officeooo:rsid="006269ce" fo:background-color="#dddddd" loext:char-shading-value="0" style:font-weight-asian="normal" style:font-weight-complex="normal"/>
    </style:style>
    <style:style style:name="T53" style:family="text">
      <style:text-properties fo:color="#000000" style:font-name="Liberation Mono" fo:font-size="10pt" style:text-underline-style="solid" style:text-underline-width="bold" style:text-underline-color="#158466" fo:font-weight="bold" officeooo:rsid="00651bc1" fo:background-color="#dddddd" loext:char-shading-value="0" style:font-weight-asian="bold" style:font-weight-complex="bold"/>
    </style:style>
    <style:style style:name="T54" style:family="text">
      <style:text-properties fo:color="#000000" style:font-name="Liberation Mono" fo:font-size="10pt" style:text-underline-style="solid" style:text-underline-width="bold" style:text-underline-color="#158466" fo:font-weight="bold" officeooo:rsid="006269ce" fo:background-color="#dddddd" loext:char-shading-value="0" style:font-weight-asian="bold" style:font-weight-complex="bold"/>
    </style:style>
    <style:style style:name="T55" style:family="text">
      <style:text-properties fo:color="#000000" officeooo:rsid="0065acad"/>
    </style:style>
    <style:style style:name="T56" style:family="text">
      <style:text-properties fo:color="#000000" fo:font-style="normal" officeooo:rsid="0065acad" style:font-style-asian="normal" style:font-style-complex="normal"/>
    </style:style>
    <style:style style:name="T57" style:family="text">
      <style:text-properties fo:color="#000000" officeooo:rsid="00796286"/>
    </style:style>
    <style:style style:name="T58" style:family="text">
      <style:text-properties fo:color="#000000" style:text-position="0% 100%" style:font-name="Liberation Serif1" fo:font-weight="normal" officeooo:rsid="00905c4e" fo:background-color="transparent" loext:char-shading-value="0" style:font-weight-asian="normal" style:font-weight-complex="normal"/>
    </style:style>
    <style:style style:name="T59" style:family="text">
      <style:text-properties fo:color="#000000" style:text-position="0% 100%" style:font-name="Liberation Serif1" fo:font-weight="normal" officeooo:rsid="00922265" fo:background-color="transparent" loext:char-shading-value="0" style:font-weight-asian="normal" style:font-weight-complex="normal"/>
    </style:style>
    <style:style style:name="T60" style:family="text">
      <style:text-properties fo:color="#000000" style:text-position="0% 100%" style:font-name="Liberation Serif1" fo:font-weight="normal" officeooo:rsid="00971cbf" fo:background-color="transparent" loext:char-shading-value="0" style:font-weight-asian="normal" style:font-weight-complex="normal"/>
    </style:style>
    <style:style style:name="T61" style:family="text">
      <style:text-properties fo:font-size="9pt" style:font-size-asian="9pt" style:font-size-complex="9pt"/>
    </style:style>
    <style:style style:name="T62" style:family="text">
      <style:text-properties fo:font-size="9pt" officeooo:rsid="00971cbf" style:font-size-asian="9pt" style:font-size-complex="9pt"/>
    </style:style>
    <style:style style:name="T63" style:family="text">
      <style:text-properties fo:font-size="9pt" fo:font-weight="bold" style:font-size-asian="9pt" style:font-weight-asian="bold" style:font-size-complex="9pt" style:font-weight-complex="bold"/>
    </style:style>
    <style:style style:name="T64" style:family="text">
      <style:text-properties fo:font-size="9pt" fo:font-weight="bold" officeooo:rsid="0045cbda" style:font-size-asian="9pt" style:font-weight-asian="bold" style:font-size-complex="9pt" style:font-weight-complex="bold"/>
    </style:style>
    <style:style style:name="T65" style:family="text">
      <style:text-properties fo:font-size="9pt" fo:font-weight="bold" officeooo:rsid="0047709b" style:font-size-asian="9pt" style:font-weight-asian="bold" style:font-size-complex="9pt" style:font-weight-complex="bold"/>
    </style:style>
    <style:style style:name="T66" style:family="text">
      <style:text-properties fo:font-size="9pt" fo:font-weight="bold" officeooo:rsid="00a1c377" style:font-size-asian="9pt" style:font-weight-asian="bold" style:font-size-complex="9pt" style:font-weight-complex="bold"/>
    </style:style>
    <style:style style:name="T67" style:family="text">
      <style:text-properties fo:font-size="9pt" fo:font-weight="bold" officeooo:rsid="00a52e1e" style:font-size-asian="9pt" style:font-weight-asian="bold" style:font-size-complex="9pt" style:font-weight-complex="bold"/>
    </style:style>
    <style:style style:name="T68" style:family="text">
      <style:text-properties fo:font-size="9pt" fo:font-weight="bold" officeooo:rsid="00aaac28" style:font-size-asian="9pt" style:font-weight-asian="bold" style:font-size-complex="9pt" style:font-weight-complex="bold"/>
    </style:style>
    <style:style style:name="T69" style:family="text">
      <style:text-properties fo:font-size="9pt" fo:font-weight="bold" officeooo:rsid="00ac7f11" style:font-size-asian="9pt" style:font-weight-asian="bold" style:font-size-complex="9pt" style:font-weight-complex="bold"/>
    </style:style>
    <style:style style:name="T70" style:family="text">
      <style:text-properties fo:font-size="9pt" fo:font-weight="bold" officeooo:rsid="00ac84d3" style:font-size-asian="9pt" style:font-weight-asian="bold" style:font-size-complex="9pt" style:font-weight-complex="bold"/>
    </style:style>
    <style:style style:name="T71" style:family="text">
      <style:text-properties fo:font-size="9pt" fo:font-weight="bold" officeooo:rsid="00b53e3a" style:font-size-asian="9pt" style:font-weight-asian="bold" style:font-size-complex="9pt" style:font-weight-complex="bold"/>
    </style:style>
    <style:style style:name="T72" style:family="text">
      <style:text-properties fo:font-size="9pt" fo:font-weight="bold" officeooo:rsid="00bad48b" style:font-size-asian="9pt" style:font-weight-asian="bold" style:font-size-complex="9pt" style:font-weight-complex="bold"/>
    </style:style>
    <style:style style:name="T73" style:family="text">
      <style:text-properties fo:font-size="9pt" fo:font-weight="bold" officeooo:rsid="00b6e1b5" style:font-size-asian="9pt" style:font-weight-asian="bold" style:font-size-complex="9pt" style:font-weight-complex="bold"/>
    </style:style>
    <style:style style:name="T74" style:family="text">
      <style:text-properties fo:font-size="9pt" fo:font-weight="bold" officeooo:rsid="00bcba4c" style:font-size-asian="9pt" style:font-weight-asian="bold" style:font-size-complex="9pt" style:font-weight-complex="bold"/>
    </style:style>
    <style:style style:name="T75" style:family="text">
      <style:text-properties style:text-outline="false" style:text-line-through-style="none" style:text-line-through-type="none" fo:font-size="9pt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76" style:family="text">
      <style:text-properties style:text-outline="false" style:text-line-through-style="none" style:text-line-through-type="none" fo:font-size="9pt" fo:text-shadow="none" style:text-underline-style="none" fo:font-weight="normal" officeooo:rsid="004996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77" style:family="text">
      <style:text-properties officeooo:rsid="0050cd3d"/>
    </style:style>
    <style:style style:name="T78" style:family="text">
      <style:text-properties fo:color="#666666" fo:font-weight="bold" officeooo:rsid="0050cd3d" style:font-weight-asian="bold" style:font-weight-complex="bold"/>
    </style:style>
    <style:style style:name="T79" style:family="text">
      <style:text-properties fo:color="#666666" fo:font-weight="bold" officeooo:rsid="005247f9" style:font-weight-asian="bold" style:font-weight-complex="bold"/>
    </style:style>
    <style:style style:name="T80" style:family="text">
      <style:text-properties officeooo:rsid="005247f9"/>
    </style:style>
    <style:style style:name="T81" style:family="text">
      <style:text-properties officeooo:rsid="005697a0"/>
    </style:style>
    <style:style style:name="T82" style:family="text">
      <style:text-properties officeooo:rsid="005a2bc0"/>
    </style:style>
    <style:style style:name="T83" style:family="text">
      <style:text-properties officeooo:rsid="005b2158"/>
    </style:style>
    <style:style style:name="T84" style:family="text">
      <style:text-properties officeooo:rsid="005cccb4"/>
    </style:style>
    <style:style style:name="T85" style:family="text">
      <style:text-properties officeooo:rsid="005ed6c8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officeooo:rsid="005ed6c8"/>
    </style:style>
    <style:style style:name="T88" style:family="text">
      <style:text-properties style:text-underline-style="none" fo:font-weight="bold" officeooo:rsid="00605797" style:font-weight-asian="bold" style:font-weight-complex="bold"/>
    </style:style>
    <style:style style:name="T89" style:family="text">
      <style:text-properties style:text-underline-style="none" fo:font-weight="normal" style:font-weight-asian="normal" style:font-weight-complex="normal"/>
    </style:style>
    <style:style style:name="T90" style:family="text">
      <style:text-properties style:text-underline-style="none" fo:font-weight="normal" officeooo:rsid="005ed6c8" style:font-weight-asian="normal" style:font-weight-complex="normal"/>
    </style:style>
    <style:style style:name="T91" style:family="text">
      <style:text-properties style:text-underline-style="none" fo:font-weight="normal" officeooo:rsid="005f2511" style:font-weight-asian="normal" style:font-weight-complex="normal"/>
    </style:style>
    <style:style style:name="T92" style:family="text">
      <style:text-properties style:text-underline-style="none" fo:font-weight="normal" officeooo:rsid="0060a756" style:font-weight-asian="normal" style:font-weight-complex="normal"/>
    </style:style>
    <style:style style:name="T93" style:family="text">
      <style:text-properties fo:color="#158466" style:font-name="Liberation Mono" fo:font-size="10pt" style:text-underline-style="none" fo:font-weight="normal" officeooo:rsid="006269ce" fo:background-color="#dddddd" loext:char-shading-value="0" style:font-weight-asian="normal" style:font-weight-complex="normal"/>
    </style:style>
    <style:style style:name="T94" style:family="text">
      <style:text-properties fo:color="#158466" style:font-name="Liberation Mono" fo:font-size="10pt" style:text-underline-style="none" fo:font-weight="bold" officeooo:rsid="006269ce" fo:background-color="#dddddd" loext:char-shading-value="0" style:font-weight-asian="bold" style:font-weight-complex="bold"/>
    </style:style>
    <style:style style:name="T95" style:family="text">
      <style:text-properties fo:color="#158466" style:font-name="Liberation Mono" fo:font-size="10pt" style:text-underline-style="none" fo:font-weight="bold" officeooo:rsid="00651bc1" fo:background-color="#dddddd" loext:char-shading-value="0" style:font-weight-asian="bold" style:font-weight-complex="bold"/>
    </style:style>
    <style:style style:name="T96" style:family="text">
      <style:text-properties fo:color="#158466" style:font-name="Liberation Mono" fo:font-size="10pt" style:text-underline-style="none" fo:font-weight="bold" officeooo:rsid="00655124" fo:background-color="#dddddd" loext:char-shading-value="0" style:font-weight-asian="bold" style:font-weight-complex="bold"/>
    </style:style>
    <style:style style:name="T97" style:family="text">
      <style:text-properties fo:color="#158466" style:font-name="Liberation Mono" fo:font-size="10pt" style:text-underline-style="solid" style:text-underline-width="bold" style:text-underline-color="#158466" fo:font-weight="bold" officeooo:rsid="00651bc1" fo:background-color="#dddddd" loext:char-shading-value="0" style:font-weight-asian="bold" style:font-weight-complex="bold"/>
    </style:style>
    <style:style style:name="T98" style:family="text">
      <style:text-properties fo:color="#158466" style:font-name="Liberation Mono" fo:font-size="10pt" style:text-underline-style="solid" style:text-underline-width="bold" style:text-underline-color="#158466" fo:font-weight="bold" officeooo:rsid="00655124" fo:background-color="#dddddd" loext:char-shading-value="0" style:font-weight-asian="bold" style:font-weight-complex="bold"/>
    </style:style>
    <style:style style:name="T99" style:family="text">
      <style:text-properties fo:color="#158466" style:font-name="Liberation Mono" fo:font-size="10pt" style:text-underline-style="solid" style:text-underline-width="bold" style:text-underline-color="#158466" fo:font-weight="bold" officeooo:rsid="006269ce" fo:background-color="#dddddd" loext:char-shading-value="0" style:font-weight-asian="bold" style:font-weight-complex="bold"/>
    </style:style>
    <style:style style:name="T100" style:family="text">
      <style:text-properties fo:color="#158466" style:font-name="Liberation Mono" fo:font-size="10pt" style:text-underline-style="solid" style:text-underline-width="bold" style:text-underline-color="#158466" fo:font-weight="bold" officeooo:rsid="0063d5df" fo:background-color="#dddddd" loext:char-shading-value="0" style:font-weight-asian="bold" style:font-weight-complex="bold"/>
    </style:style>
    <style:style style:name="T101" style:family="text">
      <style:text-properties fo:color="#158466" style:font-name="Liberation Mono" fo:font-size="10pt" style:text-underline-style="solid" style:text-underline-width="bold" style:text-underline-color="#158466" fo:font-weight="bold" officeooo:rsid="0060a756" fo:background-color="#dddddd" loext:char-shading-value="0" style:font-weight-asian="bold" style:font-weight-complex="bold"/>
    </style:style>
    <style:style style:name="T102" style:family="text">
      <style:text-properties fo:color="#158466" style:font-name="Liberation Mono" fo:font-size="10pt" style:text-underline-style="solid" style:text-underline-width="bold" style:text-underline-color="#158466" fo:font-weight="normal" officeooo:rsid="006269ce" fo:background-color="#dddddd" loext:char-shading-value="0" style:font-weight-asian="normal" style:font-weight-complex="normal"/>
    </style:style>
    <style:style style:name="T103" style:family="text">
      <style:text-properties fo:color="#158466" style:text-underline-style="none" fo:font-weight="bold" officeooo:rsid="00605797" style:font-weight-asian="bold" style:font-weight-complex="bold"/>
    </style:style>
    <style:style style:name="T104" style:family="text">
      <style:text-properties fo:color="#158466" style:text-underline-style="solid" style:text-underline-width="bold" style:text-underline-color="#158466" fo:font-weight="bold" officeooo:rsid="00605797" style:font-weight-asian="bold" style:font-weight-complex="bold"/>
    </style:style>
    <style:style style:name="T105" style:family="text">
      <style:text-properties fo:font-style="normal" officeooo:rsid="0065acad" style:font-style-asian="normal" style:font-style-complex="normal"/>
    </style:style>
    <style:style style:name="T106" style:family="text">
      <style:text-properties fo:font-style="normal" officeooo:rsid="005ed6c8" style:font-style-asian="normal" style:font-style-complex="normal"/>
    </style:style>
    <style:style style:name="T107" style:family="text">
      <style:text-properties fo:font-style="normal" officeooo:rsid="007ca57b" style:font-style-asian="normal" style:font-style-complex="normal"/>
    </style:style>
    <style:style style:name="T108" style:family="text">
      <style:text-properties fo:font-style="normal" officeooo:rsid="00874723" style:font-style-asian="normal" style:font-style-complex="normal"/>
    </style:style>
    <style:style style:name="T109" style:family="text">
      <style:text-properties fo:font-style="normal" officeooo:rsid="008a516d" style:font-style-asian="normal" style:font-style-complex="normal"/>
    </style:style>
    <style:style style:name="T110" style:family="text">
      <style:text-properties fo:font-style="normal" style:text-underline-style="none" officeooo:rsid="0065acad" style:font-style-asian="normal" style:font-style-complex="normal"/>
    </style:style>
    <style:style style:name="T111" style:family="text">
      <style:text-properties fo:font-style="normal" style:text-underline-style="none" officeooo:rsid="0067c599" style:font-style-asian="normal" style:font-style-complex="normal"/>
    </style:style>
    <style:style style:name="T112" style:family="text">
      <style:text-properties fo:font-style="normal" style:text-underline-style="none" officeooo:rsid="00677299" style:font-style-asian="normal" style:font-style-complex="normal"/>
    </style:style>
    <style:style style:name="T113" style:family="text">
      <style:text-properties fo:font-style="normal" style:text-underline-style="none" officeooo:rsid="006b0f9b" style:font-style-asian="normal" style:font-style-complex="normal"/>
    </style:style>
    <style:style style:name="T114" style:family="text">
      <style:text-properties fo:font-style="normal" style:text-underline-style="none" officeooo:rsid="0071d7b2" style:font-style-asian="normal" style:font-style-complex="normal"/>
    </style:style>
    <style:style style:name="T115" style:family="text">
      <style:text-properties fo:font-style="normal" style:text-underline-style="none" officeooo:rsid="00779f1f" style:font-style-asian="normal" style:font-style-complex="normal"/>
    </style:style>
    <style:style style:name="T116" style:family="text">
      <style:text-properties style:text-underline-style="solid" style:text-underline-width="bold" style:text-underline-color="#158466"/>
    </style:style>
    <style:style style:name="T117" style:family="text">
      <style:text-properties style:text-underline-style="solid" style:text-underline-width="bold" style:text-underline-color="#158466" fo:font-weight="normal" style:font-weight-asian="normal" style:font-weight-complex="normal"/>
    </style:style>
    <style:style style:name="T118" style:family="text">
      <style:text-properties style:text-underline-style="solid" style:text-underline-width="bold" style:text-underline-color="#158466" fo:font-weight="normal" officeooo:rsid="005f2511" style:font-weight-asian="normal" style:font-weight-complex="normal"/>
    </style:style>
    <style:style style:name="T119" style:family="text">
      <style:text-properties style:text-underline-style="solid" style:text-underline-width="bold" style:text-underline-color="#158466" fo:font-weight="normal" officeooo:rsid="005ed6c8" style:font-weight-asian="normal" style:font-weight-complex="normal"/>
    </style:style>
    <style:style style:name="T120" style:family="text">
      <style:text-properties style:text-underline-style="solid" style:text-underline-width="bold" style:text-underline-color="#158466" fo:font-weight="bold" officeooo:rsid="00605797" style:font-weight-asian="bold" style:font-weight-complex="bold"/>
    </style:style>
    <style:style style:name="T121" style:family="text">
      <style:text-properties officeooo:rsid="0071d7b2"/>
    </style:style>
    <style:style style:name="T122" style:family="text">
      <style:text-properties fo:color="#808080" style:font-name="Liberation Mono" fo:font-size="10pt" fo:font-style="italic" officeooo:rsid="00743086"/>
    </style:style>
    <style:style style:name="T123" style:family="text">
      <style:text-properties officeooo:rsid="00779f1f"/>
    </style:style>
    <style:style style:name="T124" style:family="text">
      <style:text-properties officeooo:rsid="007a1a2e"/>
    </style:style>
    <style:style style:name="T125" style:family="text">
      <style:text-properties officeooo:rsid="007ca57b"/>
    </style:style>
    <style:style style:name="T126" style:family="text">
      <style:text-properties fo:font-style="italic" officeooo:rsid="007ca57b" style:font-style-asian="italic" style:font-style-complex="italic"/>
    </style:style>
    <style:style style:name="T127" style:family="text">
      <style:text-properties fo:font-style="italic" officeooo:rsid="00874723" style:font-style-asian="italic" style:font-style-complex="italic"/>
    </style:style>
    <style:style style:name="T128" style:family="text">
      <style:text-properties fo:font-style="italic" officeooo:rsid="008a516d" style:font-style-asian="italic" style:font-style-complex="italic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796286" style:font-weight-asian="bold" style:font-weight-complex="bold"/>
    </style:style>
    <style:style style:name="T131" style:family="text">
      <style:text-properties fo:font-weight="bold" officeooo:rsid="007a1a2e" style:font-weight-asian="bold" style:font-weight-complex="bold"/>
    </style:style>
    <style:style style:name="T132" style:family="text">
      <style:text-properties fo:font-weight="bold" officeooo:rsid="008e8096" style:font-weight-asian="bold" style:font-weight-complex="bold"/>
    </style:style>
    <style:style style:name="T133" style:family="text">
      <style:text-properties fo:font-weight="bold" officeooo:rsid="00b2ecec" style:font-weight-asian="bold" style:font-weight-complex="bold"/>
    </style:style>
    <style:style style:name="T134" style:family="text">
      <style:text-properties officeooo:rsid="008123a3"/>
    </style:style>
    <style:style style:name="T135" style:family="text">
      <style:text-properties fo:color="#ffffff" fo:font-size="20pt" fo:font-weight="bold" officeooo:rsid="008123a3" fo:background-color="transparent" loext:char-shading-value="0"/>
    </style:style>
    <style:style style:name="T136" style:family="text">
      <style:text-properties fo:color="#ffffff" fo:font-size="20pt" fo:font-weight="bold" officeooo:rsid="001fc5ff" fo:background-color="transparent" loext:char-shading-value="0"/>
    </style:style>
    <style:style style:name="T137" style:family="text">
      <style:text-properties fo:color="#ffffff" fo:font-size="20pt" fo:font-weight="bold" officeooo:rsid="002190a1" fo:background-color="transparent" loext:char-shading-value="0"/>
    </style:style>
    <style:style style:name="T138" style:family="text">
      <style:text-properties officeooo:rsid="00800cb7"/>
    </style:style>
    <style:style style:name="T139" style:family="text">
      <style:text-properties officeooo:rsid="0085acc6"/>
    </style:style>
    <style:style style:name="T140" style:family="text">
      <style:text-properties officeooo:rsid="00874723"/>
    </style:style>
    <style:style style:name="T141" style:family="text">
      <style:text-properties fo:background-color="#cccccc" loext:char-shading-value="0"/>
    </style:style>
    <style:style style:name="T142" style:family="text">
      <style:text-properties officeooo:rsid="00874723" fo:background-color="#cccccc" loext:char-shading-value="0"/>
    </style:style>
    <style:style style:name="T143" style:family="text">
      <style:text-properties officeooo:rsid="008e8096"/>
    </style:style>
    <style:style style:name="T144" style:family="text">
      <style:text-properties style:text-position="sub 58%" fo:font-weight="bold" officeooo:rsid="00905c4e" style:font-weight-asian="bold" style:font-weight-complex="bold"/>
    </style:style>
    <style:style style:name="T145" style:family="text">
      <style:text-properties style:text-position="0% 100%" fo:font-weight="normal" officeooo:rsid="00905c4e" style:font-weight-asian="normal" style:font-weight-complex="normal"/>
    </style:style>
    <style:style style:name="T146" style:family="text">
      <style:text-properties style:text-position="0% 100%" fo:font-weight="normal" officeooo:rsid="008e8096" style:font-weight-asian="normal" style:font-weight-complex="normal"/>
    </style:style>
    <style:style style:name="T147" style:family="text">
      <style:text-properties style:text-position="0% 100%" fo:font-weight="bold" officeooo:rsid="008e8096" style:font-weight-asian="bold" style:font-weight-complex="bold"/>
    </style:style>
    <style:style style:name="T148" style:family="text">
      <style:text-properties style:text-position="0% 100%" fo:font-weight="bold" officeooo:rsid="00905c4e" style:font-weight-asian="bold" style:font-weight-complex="bold"/>
    </style:style>
    <style:style style:name="T149" style:family="text">
      <style:text-properties style:text-position="0% 100%" fo:font-weight="bold" officeooo:rsid="0096985b" style:font-weight-asian="bold" style:font-weight-complex="bold"/>
    </style:style>
    <style:style style:name="T150" style:family="text">
      <style:text-properties style:font-name="Liberation Serif" fo:font-size="12pt" officeooo:rsid="00971cbf" style:font-size-asian="12pt"/>
    </style:style>
    <style:style style:name="T151" style:family="text">
      <style:text-properties fo:color="#ff00d6" style:text-outline="false" style:text-line-through-style="none" style:text-line-through-type="none" fo:font-size="9pt" fo:font-style="normal" fo:text-shadow="none" style:text-underline-style="none" fo:font-weight="bold" officeooo:rsid="00971c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52" style:family="text">
      <style:text-properties fo:color="#ff00d6" fo:font-size="9pt" fo:font-weight="bold" officeooo:rsid="00971cbf" style:font-size-asian="9pt" style:font-weight-asian="bold" style:font-size-complex="9pt" style:font-weight-complex="bold"/>
    </style:style>
    <style:style style:name="T153" style:family="text">
      <style:text-properties style:font-name="Liberation Mono" fo:font-size="9pt" fo:font-weight="bold" officeooo:rsid="0052a73e" style:font-size-asian="9pt" style:font-weight-asian="bold" style:font-size-complex="9pt" style:font-weight-complex="bold"/>
    </style:style>
    <style:style style:name="gr1" style:family="graphic">
      <style:graphic-properties draw:stroke="solid" svg:stroke-color="#cccccc" draw:fill="solid" draw:fill-color="#eeeeee" fo:min-height="3.307cm"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35">REO4</text:span><text:span text:style-name="T136"> – </text:span><text:span text:style-name="T137">REO</text:span><text:span text:style-name="T135">Blazer</text:span></text:p>
      <text:p text:style-name="P1">Pedro Antônio de Souza – 201810557</text:p>
      <text:p text:style-name="P48">1 <text:s text:c="2"/>Transformando a gramática alguma em ll(1)</text:p>
      <text:p text:style-name="P40"><text:span text:style-name="Corpo"><text:tab/></text:span><text:span text:style-name="Corpo"><text:span text:style-name="T29">G</text:span></text:span><text:span text:style-name="Corpo"><text:span text:style-name="T138">ramáticas utilizadas por analisadores do tipo top-down devem respeitar um conjunto de restrições:</text:span></text:span></text:p>
      <text:p text:style-name="P41"><text:span text:style-name="Corpo"><draw:frame text:anchor-type="as-char" draw:z-index="0" draw:name="Forma1" draw:style-name="gr1" draw:text-style-name="P52" svg:width="14.862cm" svg:height="3.308cm"><draw:text-box><text:p text:style-name="P50"><text:line-break/>• <text:s text:c="2"/>Não deve haver recursão à esquerda;</text:p><text:p text:style-name="P51">• <text:s text:c="2"/>Não pode ser ambígua;</text:p><text:p text:style-name="P51">• <text:s text:c="2"/>Um símbolo não terminal pode ter no máximo uma produção começando com o mesmo terminal ou produzindo o mesmo terminal.<text:line-break/></text:p></draw:text-box></draw:frame></text:span><text:span text:style-name="Corpo"><text:span text:style-name="T138"><text:tab/></text:span></text:span></text:p>
      <text:p text:style-name="P42"><text:span text:style-name="Corpo"/></text:p>
      <text:p text:style-name="P40"><text:span text:style-name="Corpo"><text:span text:style-name="T138"><text:tab/>Sabendo </text:span></text:span><text:span text:style-name="Corpo"><text:span text:style-name="T139">disso, serão aplicadas uma série de transformações na gramática apresentada no REO anterior (REORai</text:span></text:span><text:span text:style-name="Corpo"><text:span text:style-name="T30">s</text:span></text:span><text:span text:style-name="Corpo"><text:span text:style-name="T139">er) a fim de transformá-la em uma gramática LL(1).</text:span></text:span></text:p>
      <text:p text:style-name="P49"><text:span text:style-name="Corpo"><text:span text:style-name="T141">1.1 <text:s text:c="2"/>Eliminação de recursão à esquerda</text:span></text:span></text:p>
      <text:p text:style-name="P40"><text:span text:style-name="Corpo"><text:tab/></text:span><text:span text:style-name="Corpo"><text:span text:style-name="T140">A gramática desenvolvida não possui nenhuma regra com recursão à esquerda, portanto, nessa seção não existem transformações para se apresentar.</text:span></text:span></text:p>
      <text:p text:style-name="P49"><text:span text:style-name="Corpo"><text:span text:style-name="T141">1.</text:span></text:span><text:span text:style-name="Corpo"><text:span text:style-name="T5">2</text:span></text:span><text:span text:style-name="Corpo"><text:span text:style-name="T141"> <text:s text:c="2"/>Eliminação de </text:span></text:span><text:span text:style-name="Corpo"><text:span text:style-name="T142">ambiguidade</text:span></text:span></text:p>
      <text:p text:style-name="P40"><text:span text:style-name="Corpo"><text:span text:style-name="T107"><text:tab/></text:span></text:span><text:span text:style-name="Corpo"><text:span text:style-name="T108">A gramática desenvolvida não possui nenhuma </text:span></text:span><text:span text:style-name="Corpo"><text:span text:style-name="T109">ambiguidade de produção</text:span></text:span><text:span text:style-name="Corpo"><text:span text:style-name="T108">, portanto, nessa seção </text:span></text:span><text:span text:style-name="Corpo"><text:span text:style-name="T109">também </text:span></text:span><text:span text:style-name="Corpo"><text:span text:style-name="T108">não existem transformações para se apresentar.</text:span></text:span></text:p>
      <text:p text:style-name="P49"><text:span text:style-name="Corpo"><text:span text:style-name="T141">1.</text:span></text:span><text:span text:style-name="Corpo"><text:span text:style-name="T6">3</text:span></text:span><text:span text:style-name="Corpo"><text:span text:style-name="T141"> <text:s text:c="2"/></text:span></text:span><text:span text:style-name="Corpo"><text:span text:style-name="T6">Limitando em um a quantidade de produções de símbolos não-terminais que começam com o mesmo terminal ou produzindo o mesmo terminal</text:span></text:span></text:p>
      <text:p text:style-name="P40"><text:span text:style-name="Corpo"><text:tab/></text:span><text:span text:style-name="Corpo"><text:span text:style-name="T31">A estratégia utilizada para respeitar essa restrição foi </text:span></text:span><text:span text:style-name="Corpo"><text:span text:style-name="T32">fatorar todas as produções que violassem essa restrição. </text:span></text:span><text:span text:style-name="Corpo"><text:span text:style-name="T33">Dessa maneira, </text:span></text:span><text:span text:style-name="Corpo"><text:span text:style-name="T34">para toda</text:span></text:span><text:span text:style-name="Corpo"><text:span text:style-name="T33"> produção do tipo </text:span></text:span><text:span text:style-name="Código_20_no_20_corpo_20_do_20_texto"><text:span text:style-name="T132">P </text:span></text:span><text:span text:style-name="Código_20_no_20_corpo_20_do_20_texto"><text:span text:style-name="T143">→ α</text:span></text:span><text:span text:style-name="Código_20_no_20_corpo_20_do_20_texto"><text:span text:style-name="T132">β</text:span></text:span><text:span text:style-name="Código_20_no_20_corpo_20_do_20_texto"><text:span text:style-name="T144">1</text:span></text:span><text:span text:style-name="Código_20_no_20_corpo_20_do_20_texto"><text:span text:style-name="T145"> | </text:span></text:span><text:span text:style-name="Código_20_no_20_corpo_20_do_20_texto"><text:span text:style-name="T146">α</text:span></text:span><text:span text:style-name="Código_20_no_20_corpo_20_do_20_texto"><text:span text:style-name="T147">β</text:span></text:span><text:span text:style-name="Código_20_no_20_corpo_20_do_20_texto"><text:span text:style-name="T144">2</text:span></text:span><text:span text:style-name="Código_20_no_20_corpo_20_do_20_texto"><text:span text:style-name="T145"> | … | </text:span></text:span><text:span text:style-name="Código_20_no_20_corpo_20_do_20_texto"><text:span text:style-name="T146">α</text:span></text:span><text:span text:style-name="Código_20_no_20_corpo_20_do_20_texto"><text:span text:style-name="T147">β</text:span></text:span><text:span text:style-name="Código_20_no_20_corpo_20_do_20_texto"><text:span text:style-name="T144">n</text:span></text:span><text:span text:style-name="Corpo"><text:span text:style-name="T58">, foi criada uma nova produção <text:s/></text:span></text:span><text:span text:style-name="Código_20_no_20_corpo_20_do_20_texto"><text:span text:style-name="T147">P_</text:span></text:span><text:span text:style-name="Código_20_no_20_corpo_20_do_20_texto"><text:span text:style-name="T148">AUX </text:span></text:span><text:span text:style-name="Código_20_no_20_corpo_20_do_20_texto"><text:span text:style-name="T146">→ </text:span></text:span><text:span text:style-name="Código_20_no_20_corpo_20_do_20_texto"><text:span text:style-name="T147">β</text:span></text:span><text:span text:style-name="Código_20_no_20_corpo_20_do_20_texto"><text:span text:style-name="T144">1</text:span></text:span><text:span text:style-name="Código_20_no_20_corpo_20_do_20_texto"><text:span text:style-name="T145"> | </text:span></text:span><text:span text:style-name="Código_20_no_20_corpo_20_do_20_texto"><text:span text:style-name="T147">β</text:span></text:span><text:span text:style-name="Código_20_no_20_corpo_20_do_20_texto"><text:span text:style-name="T144">2</text:span></text:span><text:span text:style-name="Código_20_no_20_corpo_20_do_20_texto"><text:span text:style-name="T145"> | … | </text:span></text:span><text:span text:style-name="Código_20_no_20_corpo_20_do_20_texto"><text:span text:style-name="T147">β</text:span></text:span><text:span text:style-name="Código_20_no_20_corpo_20_do_20_texto"><text:span text:style-name="T144">n</text:span></text:span><text:span text:style-name="Corpo"><text:span text:style-name="T58"> e a produção </text:span></text:span><text:span text:style-name="Código_20_no_20_corpo_20_do_20_texto"><text:span text:style-name="T145">P</text:span></text:span><text:span text:style-name="Corpo"><text:span text:style-name="T58"> é alterada para<text:line-break/></text:span></text:span><text:span text:style-name="Código_20_no_20_corpo_20_do_20_texto"><text:span text:style-name="T147">P </text:span></text:span><text:span text:style-name="Código_20_no_20_corpo_20_do_20_texto"><text:span text:style-name="T146">→ α</text:span></text:span><text:span text:style-name="Código_20_no_20_corpo_20_do_20_texto"><text:span text:style-name="T149">P_AUX</text:span></text:span><text:span text:style-name="Corpo"><text:span text:style-name="T58">.</text:span></text:span></text:p>
      <text:p text:style-name="P40"><text:span text:style-name="Corpo"><text:span text:style-name="T58"><text:tab/>Abaixo, </text:span></text:span><text:span text:style-name="Corpo"><text:span text:style-name="T59">segue uma lista com as produções criadas a princípio (</text:span></text:span><text:span text:style-name="Corpo"><text:span text:style-name="T60">anterior</text:span></text:span><text:span text:style-name="Corpo"><text:span text:style-name="T59">) e as novas produções (</text:span></text:span><text:span text:style-name="Corpo"><text:span text:style-name="T60">posterior</text:span></text:span><text:span text:style-name="Corpo"><text:span text:style-name="T59">)</text:span></text:span><text:span text:style-name="Corpo"><text:span text:style-name="T58">.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<text:span text:style-name="Código"><text:span text:style-name="T150">ANTERIOR</text:span></text:span></text:p>
          </table:table-cell>
          <table:table-cell table:style-name="Table1.B1" office:value-type="string">
            <text:p text:style-name="P45"><text:bookmark-start text:name="__DdeLink__2305_389601682"/><text:bookmark-start text:name="__DdeLink__1487_1132767464"/><text:bookmark-start text:name="__DdeLink__1481_1132767464"/><text:span text:style-name="Código"><text:span text:style-name="T63">&lt;DECLARACAO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Var Delim </text:span></text:span><text:span text:style-name="Código"><text:span text:style-name="T63">&lt;TIPO&gt;</text:span></text:span><text:span text:style-name="Código"><text:span text:style-name="T61"> </text:span></text:span><text:span text:style-name="Código"><text:span text:style-name="T63">&lt;DECLARACAO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Var Delim </text:span></text:span><text:span text:style-name="Código"><text:span text:style-name="T63">&lt;TIPO&gt;</text:span></text:span><text:span text:style-name="Código"><text:span text:style-name="T8">;</text:span></text:span><text:bookmark-end text:name="__DdeLink__2305_389601682"/><text:bookmark-end text:name="__DdeLink__1487_1132767464"/><text:bookmark-end text:name="__DdeLink__1481_1132767464"/></text:p>
          </table:table-cell>
        </table:table-row>
        <table:table-row table:style-name="Table1.1">
          <table:table-cell table:style-name="Table1.A2" office:value-type="string">
            <text:p text:style-name="P47">POSTERIOR</text:p>
          </table:table-cell>
          <table:table-cell table:style-name="Table1.B2" office:value-type="string">
            <text:p text:style-name="P43"><text:span text:style-name="Código"><text:span text:style-name="T12">&lt;DECLARACAO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Var Delim </text:span></text:span><text:span text:style-name="Código"><text:span text:style-name="T12">&lt;TIPO&gt; </text:span></text:span><text:span text:style-name="Código"><text:span text:style-name="T15">&lt;DECLARACAO_AUX&gt;</text:span></text:span><text:span text:style-name="Código"><text:span text:style-name="T10">;</text:span></text:span></text:p>
            <text:p text:style-name="P43"><text:span text:style-name="Código"><text:span text:style-name="T12">&lt;DECLARACAO_</text:span></text:span><text:span text:style-name="Código"><text:span text:style-name="T15">AUX</text:span></text:span><text:span text:style-name="Código"><text:span text:style-name="T12">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</text:span></text:span><text:span text:style-name="Código"><text:span text:style-name="T15">&lt;DECLARACAO&gt;</text:span></text:span><text:span text:style-name="Código"><text:span text:style-name="T20"> </text:span></text:span><text:span text:style-name="Código"><text:span text:style-name="T11">|</text:span></text:span><text:span text:style-name="Código"><text:span text:style-name="T20"> </text:span></text:span><text:span text:style-name="Código"><text:span text:style-name="T151">î</text:span></text:span><text:span text:style-name="Código"><text:span text:style-name="T10">;</text:span></text:span></text:p>
          </table:table-cell>
        </table:table-row>
      </table:table>
      <text:p text:style-name="P4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6"><text:span text:style-name="Código"><text:span text:style-name="T150">ANTERIOR</text:span></text:span></text:p>
          </table:table-cell>
          <table:table-cell table:style-name="Tabela4.B1" office:value-type="string">
            <text:p text:style-name="P45"><text:bookmark-start text:name="__DdeLink__2305_38960168211"/><text:bookmark-start text:name="__DdeLink__1481_113276746411"/><text:bookmark-start text:name="__DdeLink__1487_113276746411"/><text:span text:style-name="Código"><text:span text:style-name="T63">&lt;BLOCO_INST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3">&lt;INSTRUCAO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</text:span></text:span><text:span text:style-name="Código"><text:span text:style-name="T63">&lt;INSTRUCAO&gt;</text:span></text:span><text:span text:style-name="Código"><text:span text:style-name="T61"> </text:span></text:span><text:span text:style-name="Código"><text:span text:style-name="T63">&lt;BLOCO_INST&gt;</text:span></text:span><text:span text:style-name="Código"><text:span text:style-name="T8">;</text:span></text:span><text:bookmark-end text:name="__DdeLink__2305_38960168211"/><text:bookmark-end text:name="__DdeLink__1481_113276746411"/><text:bookmark-end text:name="__DdeLink__1487_113276746411"/></text:p>
          </table:table-cell>
        </table:table-row>
        <table:table-row table:style-name="Tabela4.1">
          <table:table-cell table:style-name="Tabela4.A2" office:value-type="string">
            <text:p text:style-name="P47">POSTERIOR</text:p>
          </table:table-cell>
          <table:table-cell table:style-name="Tabela4.B2" office:value-type="string">
            <text:p text:style-name="P43"><text:span text:style-name="Código"><text:span text:style-name="T12">&lt;BLOCO_INST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</text:span></text:span><text:span text:style-name="Código"><text:span text:style-name="T12">&lt;INSTRUCAO&gt;</text:span></text:span><text:span text:style-name="Código"><text:span text:style-name="T19"> </text:span></text:span><text:span text:style-name="Código"><text:span text:style-name="T12">&lt;BLOCO_INST_</text:span></text:span><text:span text:style-name="Código"><text:span text:style-name="T16">AUX</text:span></text:span><text:span text:style-name="Código"><text:span text:style-name="T12">&gt;</text:span></text:span><text:span text:style-name="Código"><text:span text:style-name="T10">;</text:span></text:span></text:p>
            <text:p text:style-name="P43"><text:span text:style-name="Código"><text:span text:style-name="T22">&lt;BLOCO_INST</text:span></text:span><text:span text:style-name="Código"><text:span text:style-name="T12">_</text:span></text:span><text:span text:style-name="Código"><text:span text:style-name="T15">AUX</text:span></text:span><text:span text:style-name="Código"><text:span text:style-name="T12">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</text:span></text:span><text:span text:style-name="Código"><text:span text:style-name="T15">&lt;</text:span></text:span><text:span text:style-name="Código"><text:span text:style-name="T22">BLOCO_INST</text:span></text:span><text:span text:style-name="Código"><text:span text:style-name="T15">&gt;</text:span></text:span><text:span text:style-name="Código"><text:span text:style-name="T20"> </text:span></text:span><text:span text:style-name="Código"><text:span text:style-name="T11">|</text:span></text:span><text:span text:style-name="Código"><text:span text:style-name="T20"> </text:span></text:span><text:span text:style-name="Código"><text:span text:style-name="T151">î</text:span></text:span><text:span text:style-name="Código"><text:span text:style-name="T10">;</text:span></text:span></text:p>
          </table:table-cell>
        </table:table-row>
      </table:table>
      <text:p text:style-name="P42"><text:soft-page-break/><text:span text:style-name="Corpo"><text:span text:style-name="T26"/>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6"><text:span text:style-name="Código"><text:span text:style-name="T150">ANTERIOR</text:span></text:span></text:p>
          </table:table-cell>
          <table:table-cell table:style-name="Tabela5.B1" office:value-type="string">
            <text:p text:style-name="P45"><text:span text:style-name="Código"><text:span text:style-name="T63">&lt;ATRIBUICAO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ATR </text:span></text:span><text:span text:style-name="Código"><text:span text:style-name="T63">&lt;TERMO&gt;</text:span></text:span><text:span text:style-name="Código"><text:span text:style-name="T61"> A Var</text:span></text:span></text:p>
            <text:p text:style-name="P45"><text:span text:style-name="Código"><text:span text:style-name="T61"><text:s text:c="15"/></text:span></text:span><text:span text:style-name="Código"><text:span text:style-name="T8">|</text:span></text:span><text:span text:style-name="Código"><text:span text:style-name="T61"> ATR </text:span></text:span><text:span text:style-name="Código"><text:span text:style-name="T63">&lt;EXPR_ARIT&gt;</text:span></text:span><text:span text:style-name="Código"><text:span text:style-name="T61"> A Var</text:span></text:span></text:p>
            <text:p text:style-name="P45"><text:bookmark-start text:name="__DdeLink__1487_113276746412"/><text:bookmark-start text:name="__DdeLink__2305_38960168212"/><text:bookmark-start text:name="__DdeLink__1481_113276746412"/><text:span text:style-name="Código"><text:span text:style-name="T61"><text:s text:c="15"/></text:span></text:span><text:span text:style-name="Código"><text:span text:style-name="T8">|</text:span></text:span><text:span text:style-name="Código"><text:span text:style-name="T61"> ATR Var A Var</text:span></text:span><text:span text:style-name="Código"><text:span text:style-name="T8">;</text:span></text:span><text:bookmark-end text:name="__DdeLink__1487_113276746412"/><text:bookmark-end text:name="__DdeLink__2305_38960168212"/><text:bookmark-end text:name="__DdeLink__1481_113276746412"/></text:p>
          </table:table-cell>
        </table:table-row>
        <table:table-row table:style-name="Tabela5.1">
          <table:table-cell table:style-name="Tabela5.A2" office:value-type="string">
            <text:p text:style-name="P47">POSTERIOR</text:p>
          </table:table-cell>
          <table:table-cell table:style-name="Tabela5.B2" office:value-type="string">
            <text:p text:style-name="P45"><text:span text:style-name="Código"><text:span text:style-name="T63">&lt;ATRIBUICAO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ATR </text:span></text:span><text:span text:style-name="Código"><text:span text:style-name="T63">&lt;ATRIBUICAO_</text:span></text:span><text:span text:style-name="Código"><text:span text:style-name="T66">AUX</text:span></text:span><text:span text:style-name="Código"><text:span text:style-name="T63">&gt;</text:span></text:span><text:bookmark-start text:name="__DdeLink__2305_389601682121"/><text:bookmark-start text:name="__DdeLink__1487_1132767464121"/><text:bookmark-start text:name="__DdeLink__1481_1132767464121"/><text:span text:style-name="Código"><text:span text:style-name="T8">;</text:span></text:span><text:bookmark-end text:name="__DdeLink__2305_389601682121"/><text:bookmark-end text:name="__DdeLink__1487_1132767464121"/><text:bookmark-end text:name="__DdeLink__1481_1132767464121"/></text:p>
            <text:p text:style-name="P43"><text:span text:style-name="Código"><text:span text:style-name="T12">&lt;ATRIBUICAO_</text:span></text:span><text:span text:style-name="Código"><text:span text:style-name="T17">AUX</text:span></text:span><text:span text:style-name="Código"><text:span text:style-name="T12">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</text:span></text:span><text:span text:style-name="Código"><text:span text:style-name="T12">&lt;TERMO&gt;</text:span></text:span><text:span text:style-name="Código"><text:span text:style-name="T19"> A Var </text:span></text:span><text:span text:style-name="Código"><text:span text:style-name="T10">|</text:span></text:span><text:span text:style-name="Código"><text:span text:style-name="T19"> </text:span></text:span><text:span text:style-name="Código"><text:span text:style-name="T12">&lt;EXPR_ARIT&gt;</text:span></text:span><text:span text:style-name="Código"><text:span text:style-name="T19"> A Var </text:span></text:span><text:span text:style-name="Código"><text:span text:style-name="T10">|</text:span></text:span><text:span text:style-name="Código"><text:span text:style-name="T19"> Var A Var</text:span></text:span><text:span text:style-name="Código"><text:span text:style-name="T10">;</text:span></text:span></text:p>
          </table:table-cell>
        </table:table-row>
      </table:table>
      <text:p text:style-name="P4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6"><text:span text:style-name="Código"><text:span text:style-name="T150">ANTERIOR</text:span></text:span></text:p>
          </table:table-cell>
          <table:table-cell table:style-name="Tabela6.B1" office:value-type="string">
            <text:p text:style-name="P45"><text:span text:style-name="Código"><text:span text:style-name="T63">&lt;CONDICIONAL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SE </text:span></text:span><text:span text:style-name="Código"><text:span text:style-name="T63">&lt;CONDICAO&gt;</text:span></text:span><text:span text:style-name="Código"><text:span text:style-name="T61"> ENT </text:span></text:span><text:span text:style-name="Código"><text:span text:style-name="T63">&lt;</text:span></text:span><text:span text:style-name="Código"><text:span text:style-name="T64">ESCOPO</text:span></text:span><text:span text:style-name="Código"><text:span text:style-name="T63">&gt;</text:span></text:span></text:p>
            <text:p text:style-name="P45"><text:span text:style-name="Código"><text:span text:style-name="T8"><text:s text:c="16"/>|</text:span></text:span><text:span text:style-name="Código"><text:span text:style-name="T61"> SE </text:span></text:span><text:span text:style-name="Código"><text:span text:style-name="T63">&lt;CONDICAO&gt;</text:span></text:span><text:span text:style-name="Código"><text:span text:style-name="T61"> ENT </text:span></text:span><text:span text:style-name="Código"><text:span text:style-name="T63">&lt;INSTRUCAO&gt;</text:span></text:span><text:span text:style-name="Código"><text:span text:style-name="T8">;</text:span></text:span></text:p>
          </table:table-cell>
        </table:table-row>
        <table:table-row table:style-name="Tabela6.1">
          <table:table-cell table:style-name="Tabela6.A2" office:value-type="string">
            <text:p text:style-name="P47">POSTERIOR</text:p>
          </table:table-cell>
          <table:table-cell table:style-name="Tabela6.B2" office:value-type="string">
            <text:p text:style-name="P45"><text:span text:style-name="Código"><text:span text:style-name="T63">&lt;CONDICIONAL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SE </text:span></text:span><text:span text:style-name="Código"><text:span text:style-name="T63">&lt;CONDICAO&gt;</text:span></text:span><text:span text:style-name="Código"><text:span text:style-name="T61"> ENT </text:span></text:span><text:span text:style-name="Código"><text:span text:style-name="T63">&lt;</text:span></text:span><text:span text:style-name="Código"><text:span text:style-name="T64">CONDICIONAL_</text:span></text:span><text:span text:style-name="Código"><text:span text:style-name="T67">AUX</text:span></text:span><text:span text:style-name="Código"><text:span text:style-name="T63">&gt;</text:span></text:span><text:span text:style-name="Código"><text:span text:style-name="T8">;</text:span></text:span></text:p>
            <text:p text:style-name="P45"><text:span text:style-name="Código"><text:span text:style-name="T63">&lt;CONDICIONAL_</text:span></text:span><text:span text:style-name="Código"><text:span text:style-name="T67">AUX</text:span></text:span><text:span text:style-name="Código"><text:span text:style-name="T63">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3">&lt;</text:span></text:span><text:span text:style-name="Código"><text:span text:style-name="T64">ESCOPO</text:span></text:span><text:span text:style-name="Código"><text:span text:style-name="T63">&gt;</text:span></text:span><text:span text:style-name="Código"><text:span text:style-name="T8"> |</text:span></text:span><text:span text:style-name="Código"><text:span text:style-name="T61"> </text:span></text:span><text:span text:style-name="Código"><text:span text:style-name="T63">&lt;INSTRUCAO&gt;</text:span></text:span><text:span text:style-name="Código"><text:span text:style-name="T8">;</text:span></text:span></text:p>
          </table:table-cell>
        </table:table-row>
      </table:table>
      <text:p text:style-name="P4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6"><text:span text:style-name="Código"><text:span text:style-name="T150">ANTERIOR</text:span></text:span></text:p>
          </table:table-cell>
          <table:table-cell table:style-name="Tabela7.B1" office:value-type="string">
            <text:p text:style-name="P45"><text:span text:style-name="Código"><text:span text:style-name="T63">&lt;SAIDA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IMP </text:span></text:span><text:span text:style-name="Código"><text:span text:style-name="T63">&lt;TERMO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IMP </text:span></text:span><text:span text:style-name="Código"><text:span text:style-name="T63">&lt;</text:span></text:span><text:span text:style-name="Código"><text:span text:style-name="T153">EXPR_ARIT</text:span></text:span><text:span text:style-name="Código"><text:span text:style-name="T63">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IMP Var </text:span></text:span><text:span text:style-name="Código"><text:span text:style-name="T8">|</text:span></text:span><text:span text:style-name="Código"><text:span text:style-name="T61"> IMP Str</text:span></text:span><text:span text:style-name="Código"><text:span text:style-name="T8">;</text:span></text:span></text:p>
          </table:table-cell>
        </table:table-row>
        <table:table-row table:style-name="Tabela7.1">
          <table:table-cell table:style-name="Tabela7.A2" office:value-type="string">
            <text:p text:style-name="P47">POSTERIOR</text:p>
          </table:table-cell>
          <table:table-cell table:style-name="Tabela7.B2" office:value-type="string">
            <text:p text:style-name="P43"><text:span text:style-name="Código"><text:span text:style-name="T12">&lt;SAIDA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IMP </text:span></text:span><text:span text:style-name="Código"><text:span text:style-name="T12">&lt;</text:span></text:span><text:span text:style-name="Código"><text:span text:style-name="T23">SAIDA_AUX</text:span></text:span><text:span text:style-name="Código"><text:span text:style-name="T12">&gt;</text:span></text:span><text:span text:style-name="Código"><text:span text:style-name="T10">;</text:span></text:span></text:p>
            <text:p text:style-name="P43"><text:span text:style-name="Código"><text:span text:style-name="T12">&lt;</text:span></text:span><text:span text:style-name="Código"><text:span text:style-name="T23">SAIDA_AUX</text:span></text:span><text:span text:style-name="Código"><text:span text:style-name="T12">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</text:span></text:span><text:span text:style-name="Código"><text:span text:style-name="T12">&lt;TERMO&gt;</text:span></text:span><text:span text:style-name="Código"><text:span text:style-name="T19"> </text:span></text:span><text:span text:style-name="Código"><text:span text:style-name="T10">|</text:span></text:span><text:span text:style-name="Código"><text:span text:style-name="T19"> </text:span></text:span><text:span text:style-name="Código"><text:span text:style-name="T12">&lt;</text:span></text:span><text:span text:style-name="Código"><text:span text:style-name="T21">EXPR_ARIT</text:span></text:span><text:span text:style-name="Código"><text:span text:style-name="T12">&gt;</text:span></text:span><text:span text:style-name="Código"><text:span text:style-name="T19"> </text:span></text:span><text:span text:style-name="Código"><text:span text:style-name="T10">|</text:span></text:span><text:span text:style-name="Código"><text:span text:style-name="T19"> Var </text:span></text:span><text:span text:style-name="Código"><text:span text:style-name="T10">|</text:span></text:span><text:span text:style-name="Código"><text:span text:style-name="T19"> Str</text:span></text:span><text:span text:style-name="Código"><text:span text:style-name="T10">;</text:span></text:span></text:p>
          </table:table-cell>
        </table:table-row>
      </table:table>
      <text:p text:style-name="P42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6"><text:span text:style-name="Código"><text:span text:style-name="T150">ANTERIOR</text:span></text:span></text:p>
          </table:table-cell>
          <table:table-cell table:style-name="Tabela8.B1" office:value-type="string">
            <text:p text:style-name="P45"><text:span text:style-name="Código"><text:span text:style-name="T63">&lt;EXPR_ARIT_FP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3">&lt;EXPR_ARIT&gt;</text:span></text:span><text:span text:style-name="Código"><text:span text:style-name="T61"> FP</text:span></text:span></text:p>
            <text:p text:style-name="P45"><text:span text:style-name="Código"><text:span text:style-name="T61"><text:s text:c="17"/></text:span></text:span><text:span text:style-name="Código"><text:span text:style-name="T8">|</text:span></text:span><text:span text:style-name="Código"><text:span text:style-name="T61"> </text:span></text:span><text:span text:style-name="Código"><text:span text:style-name="T63">&lt;EXPR_ARIT&gt;</text:span></text:span><text:span text:style-name="Código"><text:span text:style-name="T61"> FP </text:span></text:span><text:span text:style-name="Código"><text:span text:style-name="T63">&lt;OP_ARIT&gt;</text:span></text:span><text:span text:style-name="Código"><text:span text:style-name="T8">;</text:span></text:span></text:p>
          </table:table-cell>
        </table:table-row>
        <table:table-row table:style-name="Tabela8.1">
          <table:table-cell table:style-name="Tabela8.A2" office:value-type="string">
            <text:p text:style-name="P47">POSTERIOR</text:p>
          </table:table-cell>
          <table:table-cell table:style-name="Tabela8.B2" office:value-type="string">
            <text:p text:style-name="P45"><text:span text:style-name="Código"><text:span text:style-name="T63">&lt;EXPR_ARIT_FP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8">&lt;EXPR_ARIT&gt;</text:span></text:span><text:span text:style-name="Código"><text:span text:style-name="T61"> FP </text:span></text:span><text:span text:style-name="Código"><text:span text:style-name="T63">&lt;</text:span></text:span><text:span text:style-name="Código"><text:span text:style-name="T69">EXPR</text:span></text:span><text:span text:style-name="Código"><text:span text:style-name="T63">_</text:span></text:span><text:span text:style-name="Código"><text:span text:style-name="T69">ARIT</text:span></text:span><text:span text:style-name="Código"><text:span text:style-name="T63">_</text:span></text:span><text:span text:style-name="Código"><text:span text:style-name="T69">FP_AUX</text:span></text:span><text:span text:style-name="Código"><text:span text:style-name="T63">&gt;</text:span></text:span><text:span text:style-name="Código"><text:span text:style-name="T8">;</text:span></text:span></text:p>
            <text:p text:style-name="P45"><text:span text:style-name="Código"><text:span text:style-name="T63">&lt;EXPR_ARIT_FP_</text:span></text:span><text:span text:style-name="Código"><text:span text:style-name="T69">AUX</text:span></text:span><text:span text:style-name="Código"><text:span text:style-name="T63">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3">&lt;</text:span></text:span><text:span text:style-name="Código"><text:span text:style-name="T70">OP_ARIT</text:span></text:span><text:span text:style-name="Código"><text:span text:style-name="T63">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2"> </text:span></text:span><text:span text:style-name="Código"><text:span text:style-name="T152">î</text:span></text:span><text:span text:style-name="Código"><text:span text:style-name="T8">;;</text:span></text:span></text:p>
          </table:table-cell>
        </table:table-row>
      </table:table>
      <text:p text:style-name="P42"/>
      <text:p text:style-name="P42"><text:tab/><text:span text:style-name="Corpo"><text:span text:style-name="T35">Para os operadores aritméticos e </text:span></text:span><text:span text:style-name="Corpo"><text:span text:style-name="T36">operadores</text:span></text:span><text:span text:style-name="Corpo"><text:span text:style-name="T35"> </text:span></text:span><text:span text:style-name="Corpo"><text:span text:style-name="T36">relacionais</text:span></text:span><text:span text:style-name="Corpo"><text:span text:style-name="T35">, foi criada apenas uma nova produção chamada </text:span></text:span><text:span text:style-name="Código_20_no_20_corpo_20_do_20_texto"><text:span text:style-name="T133">&lt;OPERANDO&gt;</text:span></text:span><text:span text:style-name="Corpo"><text:span text:style-name="T39">:</text:span></text:span></text:p>
      <text:p text:style-name="P42"><text:span text:style-name="Corpo"><text:span text:style-name="T39"/></text:span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6"><text:span text:style-name="Código"><text:span text:style-name="T150">ANTERIOR</text:span></text:span></text:p>
          </table:table-cell>
          <table:table-cell table:style-name="Tabela9.B1" office:value-type="string">
            <text:p text:style-name="P45"><text:span text:style-name="Código"><text:span text:style-name="T63">&lt;OP_ARIT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OpArit </text:span></text:span><text:span text:style-name="Código"><text:span text:style-name="T63">&lt;EXPR_ARIT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OpArit </text:span></text:span><text:span text:style-name="Código"><text:span text:style-name="T63">&lt;TERMO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OpArit Var</text:span></text:span><text:span text:style-name="Código"><text:span text:style-name="T8">;</text:span></text:span></text:p>
            <text:p text:style-name="P45"><text:span text:style-name="Código"><text:span text:style-name="T63">&lt;OP_REL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OpRel </text:span></text:span><text:span text:style-name="Código"><text:span text:style-name="T63">&lt;EXPR_ARIT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OpRel </text:span></text:span><text:span text:style-name="Código"><text:span text:style-name="T63">&lt;TERMO&gt;</text:span></text:span><text:span text:style-name="Código"><text:span text:style-name="T8">|</text:span></text:span><text:span text:style-name="Código"><text:span text:style-name="T61"> OpRel Var</text:span></text:span><text:span text:style-name="Código"><text:span text:style-name="T8">;</text:span></text:span></text:p>
          </table:table-cell>
        </table:table-row>
        <table:table-row table:style-name="Tabela9.1">
          <table:table-cell table:style-name="Tabela9.A2" office:value-type="string">
            <text:p text:style-name="P47">POSTERIOR</text:p>
          </table:table-cell>
          <table:table-cell table:style-name="Tabela9.B2" office:value-type="string">
            <text:p text:style-name="P43"><text:span text:style-name="Código"><text:span text:style-name="T12">&lt;OP_ARIT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OpArit </text:span></text:span><text:span text:style-name="Código"><text:span text:style-name="T12">&lt;</text:span></text:span><text:span text:style-name="Código"><text:span text:style-name="T24">OPERANDO</text:span></text:span><text:span text:style-name="Código"><text:span text:style-name="T12">&gt;</text:span></text:span><text:span text:style-name="Código"><text:span text:style-name="T10">;</text:span></text:span></text:p>
            <text:p text:style-name="P43"><text:span text:style-name="Código"><text:span text:style-name="T12">&lt;OP_REL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OpRel </text:span></text:span><text:span text:style-name="Código"><text:span text:style-name="T12">&lt;</text:span></text:span><text:span text:style-name="Código"><text:span text:style-name="T18">OPERANDO</text:span></text:span><text:span text:style-name="Código"><text:span text:style-name="T12">&gt;</text:span></text:span><text:span text:style-name="Código"><text:span text:style-name="T10">;</text:span></text:span></text:p>
            <text:p text:style-name="P45"><text:span text:style-name="Código"><text:span text:style-name="T63">&lt;</text:span></text:span><text:span text:style-name="Código"><text:span text:style-name="T71">OPERANDO</text:span></text:span><text:span text:style-name="Código"><text:span text:style-name="T63">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3">&lt;EXPR_ARIT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</text:span></text:span><text:span text:style-name="Código"><text:span text:style-name="T63">&lt;TERMO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Var</text:span></text:span><text:span text:style-name="Código"><text:span text:style-name="T8">;</text:span></text:span></text:p>
          </table:table-cell>
        </table:table-row>
      </table:table>
      <text:p text:style-name="P4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46"><text:span text:style-name="Código"><text:span text:style-name="T150">ANTERIOR</text:span></text:span></text:p>
          </table:table-cell>
          <table:table-cell table:style-name="Tabela10.B1" office:value-type="string">
            <text:p text:style-name="P45"><text:span text:style-name="Código"><text:span text:style-name="T63">&lt;EXPR_BOOL_FP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3">&lt;EXPR_BOOL&gt;</text:span></text:span><text:span text:style-name="Código"><text:span text:style-name="T61"> FP</text:span></text:span></text:p>
            <text:p text:style-name="P45"><text:span text:style-name="Código"><text:span text:style-name="T61"><text:s text:c="17"/></text:span></text:span><text:span text:style-name="Código"><text:span text:style-name="T8">|</text:span></text:span><text:span text:style-name="Código"><text:span text:style-name="T61"> </text:span></text:span><text:span text:style-name="Código"><text:span text:style-name="T63">&lt;EXPR_BOOL&gt;</text:span></text:span><text:span text:style-name="Código"><text:span text:style-name="T61"> FP </text:span></text:span><text:span text:style-name="Código"><text:span text:style-name="T63">&lt;OP_BOOL&gt;</text:span></text:span><text:span text:style-name="Código"><text:span text:style-name="T8">;</text:span></text:span></text:p>
          </table:table-cell>
        </table:table-row>
        <table:table-row table:style-name="Tabela10.1">
          <table:table-cell table:style-name="Tabela10.A2" office:value-type="string">
            <text:p text:style-name="P47">POSTERIOR</text:p>
          </table:table-cell>
          <table:table-cell table:style-name="Tabela10.B2" office:value-type="string">
            <text:p text:style-name="P45"><text:span text:style-name="Código"><text:span text:style-name="T63">&lt;EXPR_BOOL_FP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3">&lt;EXPR_BOOL&gt;</text:span></text:span><text:span text:style-name="Código"><text:span text:style-name="T61"> FP </text:span></text:span><text:span text:style-name="Código"><text:span text:style-name="T63">&lt;</text:span></text:span><text:span text:style-name="Código"><text:span text:style-name="T72">EXPR</text:span></text:span><text:span text:style-name="Código"><text:span text:style-name="T63">_BOOL_</text:span></text:span><text:span text:style-name="Código"><text:span text:style-name="T73">FP_AUX</text:span></text:span><text:span text:style-name="Código"><text:span text:style-name="T63">&gt;</text:span></text:span><text:span text:style-name="Código"><text:span text:style-name="T8">;</text:span></text:span></text:p>
            <text:p text:style-name="P45"><text:span text:style-name="Código"><text:span text:style-name="T63">&lt;EXPR_BOOL_FP_</text:span></text:span><text:span text:style-name="Código"><text:span text:style-name="T73">AUX</text:span></text:span><text:span text:style-name="Código"><text:span text:style-name="T63">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3">&lt;OP_BOOL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</text:span></text:span><text:span text:style-name="Código"><text:span text:style-name="T152">î</text:span></text:span><text:span text:style-name="Código"><text:span text:style-name="T8">;</text:span></text:span></text:p>
          </table:table-cell>
        </table:table-row>
      </table:table>
      <text:p text:style-name="P42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6"><text:span text:style-name="Código"><text:span text:style-name="T150">ANTERIOR</text:span></text:span></text:p>
          </table:table-cell>
          <table:table-cell table:style-name="Tabela11.B1" office:value-type="string">
            <text:p text:style-name="P45"><text:span text:style-name="Código"><text:span text:style-name="T63">&lt;OP_BOOL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OpBool </text:span></text:span><text:span text:style-name="Código"><text:span text:style-name="T63">&lt;EXPR_BOOL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OpBool Var</text:span></text:span></text:p>
            <text:p text:style-name="P45"><text:span text:style-name="Código"><text:span text:style-name="T8"><text:s text:c="12"/>|</text:span></text:span><text:span text:style-name="Código"><text:span text:style-name="T61"> OpBool </text:span></text:span><text:span text:style-name="Código"><text:span text:style-name="T63">&lt;EXPR_REL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OpBool Str</text:span></text:span><text:span text:style-name="Código"><text:span text:style-name="T8">;</text:span></text:span></text:p>
          </table:table-cell>
        </table:table-row>
        <table:table-row table:style-name="Tabela11.1">
          <table:table-cell table:style-name="Tabela11.A2" office:value-type="string">
            <text:p text:style-name="P47">POSTERIOR</text:p>
          </table:table-cell>
          <table:table-cell table:style-name="Tabela11.B2" office:value-type="string">
            <text:p text:style-name="P43"><text:span text:style-name="Código"><text:span text:style-name="T12">&lt;OP_BOOL&gt;</text:span></text:span><text:span text:style-name="Código"><text:span text:style-name="T19"> </text:span></text:span><text:span text:style-name="Código"><text:span text:style-name="T10">::=</text:span></text:span><text:span text:style-name="Código"><text:span text:style-name="T19"> OpBool </text:span></text:span><text:span text:style-name="Código"><text:span text:style-name="T12">&lt;</text:span></text:span><text:span text:style-name="Código"><text:span text:style-name="T25">OP_BOOL_AUX</text:span></text:span><text:span text:style-name="Código"><text:span text:style-name="T12">&gt;</text:span></text:span><text:span text:style-name="Código"><text:span text:style-name="T10">;</text:span></text:span></text:p>
            <text:p text:style-name="P45"><text:span text:style-name="Código"><text:span text:style-name="T63">&lt;OP_BOOL_</text:span></text:span><text:span text:style-name="Código"><text:span text:style-name="T74">AUX</text:span></text:span><text:span text:style-name="Código"><text:span text:style-name="T63">&gt;</text:span></text:span><text:span text:style-name="Código"><text:span text:style-name="T61"> </text:span></text:span><text:span text:style-name="Código"><text:span text:style-name="T8">::=</text:span></text:span><text:span text:style-name="Código"><text:span text:style-name="T61"> </text:span></text:span><text:span text:style-name="Código"><text:span text:style-name="T63">&lt;EXPR_BOOL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Var</text:span></text:span><text:span text:style-name="Código"><text:span text:style-name="T8"> |</text:span></text:span><text:span text:style-name="Código"><text:span text:style-name="T61"> </text:span></text:span><text:span text:style-name="Código"><text:span text:style-name="T63">&lt;EXPR_REL&gt;</text:span></text:span><text:span text:style-name="Código"><text:span text:style-name="T61"> </text:span></text:span><text:span text:style-name="Código"><text:span text:style-name="T8">|</text:span></text:span><text:span text:style-name="Código"><text:span text:style-name="T61"> Str</text:span></text:span><text:span text:style-name="Código"><text:span text:style-name="T8">;</text:span>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7-13T05:19:28.222625432</dc:date>
    <meta:editing-duration>PT29M41S</meta:editing-duration>
    <meta:editing-cycles>14</meta:editing-cycles>
    <meta:generator>LibreOffice/6.4.4.2$Linux_X86_64 LibreOffice_project/40$Build-2</meta:generator>
    <meta:document-statistic meta:table-count="9" meta:image-count="0" meta:object-count="0" meta:page-count="2" meta:paragraph-count="67" meta:word-count="439" meta:character-count="3076" meta:non-whitespace-character-count="2592"/>
  </office:meta>
</office:document-meta>
</file>